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803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9" style:family="table-cell" style:parent-style-name="Default">
      <style:table-cell-properties fo:wrap-option="wrap" style:vertical-align="middl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10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5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30" style:family="table-cell" style:parent-style-name="Default" style:data-style-name="N109"/>
    <style:style style:name="ce3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6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5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5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8" style:family="table-cell" style:parent-style-name="Default">
      <style:table-cell-properties fo:background-color="#00cc00"/>
    </style:style>
    <style:style style:name="ce59" style:family="table-cell" style:parent-style-name="Default" style:data-style-name="N36">
      <style:table-cell-properties fo:background-color="#00cc00"/>
    </style:style>
    <style:style style:name="ce60" style:family="table-cell" style:parent-style-name="Default" style:data-style-name="N44">
      <style:table-cell-properties fo:background-color="#00cc00"/>
    </style:style>
    <style:style style:name="ce61" style:family="table-cell" style:parent-style-name="Default">
      <style:table-cell-properties fo:background-color="#3399ff"/>
    </style:style>
    <style:style style:name="ce6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6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66" style:family="table-cell" style:parent-style-name="Default">
      <style:table-cell-properties fo:background-color="#ff3333" fo:wrap-option="wrap"/>
    </style:style>
    <style:style style:name="ce67" style:family="table-cell" style:parent-style-name="Default" style:data-style-name="N0">
      <style:table-cell-properties fo:background-color="#ff3333"/>
    </style:style>
    <style:style style:name="ce68" style:family="table-cell" style:parent-style-name="Default" style:data-style-name="N44">
      <style:table-cell-properties fo:background-color="#ff3333"/>
    </style:style>
    <style:style style:name="ce6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0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71" style:family="table-cell" style:parent-style-name="Default">
      <style:table-cell-properties fo:background-color="#ffcc00" fo:wrap-option="wrap"/>
    </style:style>
    <style:style style:name="ce72" style:family="table-cell" style:parent-style-name="Default" style:data-style-name="N0">
      <style:table-cell-properties fo:background-color="#ffcc00" fo:wrap-option="wrap"/>
    </style:style>
    <style:style style:name="ce73" style:family="table-cell" style:parent-style-name="Default" style:data-style-name="N41">
      <style:table-cell-properties fo:background-color="#ffcc00" fo:wrap-option="wrap"/>
    </style:style>
    <style:style style:name="ce74" style:family="table-cell" style:parent-style-name="Default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5" style:family="table-cell" style:parent-style-name="Default">
      <style:table-cell-properties fo:background-color="transparent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6" style:family="table-cell" style:parent-style-name="Default">
      <style:table-cell-properties fo:background-color="#009933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 fo:wrap-option="wrap"/>
    </style:style>
    <style:style style:name="ce79" style:family="table-cell" style:parent-style-name="Default" style:data-style-name="N0">
      <style:table-cell-properties fo:background-color="#ffff66"/>
    </style:style>
    <style:style style:name="ce80" style:family="table-cell" style:parent-style-name="Default" style:data-style-name="N44">
      <style:table-cell-properties fo:background-color="#ffff66"/>
    </style:style>
    <style:style style:name="ce81" style:family="table-cell" style:parent-style-name="Default" style:data-style-name="N41"/>
    <style:style style:name="ce82" style:family="table-cell" style:parent-style-name="Default" style:data-style-name="N44"/>
    <style:style style:name="ce83" style:family="table-cell" style:parent-style-name="Default" style:data-style-name="N41">
      <style:table-cell-properties fo:background-color="#3399ff"/>
    </style:style>
    <style:style style:name="ce84" style:family="table-cell" style:parent-style-name="Default" style:data-style-name="N41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58" office:value-type="string">
            <text:p>AKTUALNA DATA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3H57M00S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59" table:formula="of:=TODAY()" office:value-type="date" office:date-value="2016-03-22">
            <text:p>22.03.2016</text:p>
          </table:table-cell>
          <table:table-cell table:style-name="ce67" office:value-type="float" office:value="7">
            <text:p>7</text:p>
          </table:table-cell>
          <table:table-cell table:style-name="ce72" office:value-type="float" office:value="14">
            <text:p>14</text:p>
          </table:table-cell>
          <table:table-cell table:style-name="ce79" office:value-type="float" office:value="30">
            <text:p>30</text:p>
          </table:table-cell>
          <table:table-cell/>
          <table:table-cell table:style-name="ce81" office:value-type="time" office:time-value="PT04H28M00S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table:number-columns-spanned="7" table:number-rows-spanned="1">
            <text:p>SP-FYZ <text:s text:c="21"/>STATUS OBSŁUGOWY SAMOLOTU <text:s text:c="17"/><text:s text:c="2"/>17.10.2015</text:p>
            <text:p>CESSNA 175 C</text:p>
          </table:table-cell>
          <table:covered-table-cell table:number-columns-repeated="2" table:style-name="ce19"/>
          <table:covered-table-cell table:style-name="ce31"/>
          <table:covered-table-cell table:style-name="ce42"/>
          <table:covered-table-cell table:number-columns-repeated="2" table:style-name="ce19"/>
          <table:table-cell table:style-name="ce58" office:value-type="string">
            <text:p>AKTUALNY NALOT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1H42M00S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Samolot: Cessna 175C</text:p>
          </table:table-cell>
          <table:table-cell table:style-name="ce19" office:value-type="string">
            <text:p><text:s/>Nr fabr. 17557099</text:p>
          </table:table-cell>
          <table:table-cell table:style-name="ce19" office:value-type="string">
            <text:p>Rok budowy: 1964</text:p>
          </table:table-cell>
          <table:table-cell table:style-name="ce31" office:value-type="string" table:number-columns-spanned="2" table:number-rows-spanned="1">
            <text:p>Certyfikat typu: 3A17 Rev. 46</text:p>
          </table:table-cell>
          <table:covered-table-cell table:style-name="ce42"/>
          <table:table-cell table:style-name="ce19" office:value-type="string" table:number-columns-spanned="2" table:number-rows-spanned="1">
            <text:p>POT: TODO</text:p>
          </table:table-cell>
          <table:covered-table-cell table:style-name="ce19"/>
          <table:table-cell table:style-name="ce60" office:value-type="time" office:time-value="PT2747H32M00S">
            <text:p>2747:32:00</text:p>
          </table:table-cell>
          <table:table-cell table:style-name="ce68" office:value-type="time" office:time-value="PT05H00M00S">
            <text:p>05:00:00</text:p>
          </table:table-cell>
          <table:table-cell table:style-name="ce73" office:value-type="time" office:time-value="PT10H00M00S">
            <text:p>10:00:00</text:p>
          </table:table-cell>
          <table:table-cell table:style-name="ce80" office:value-type="time" office:time-value="PT15H00M00S">
            <text:p>15:00:00</text:p>
          </table:table-cell>
          <table:table-cell/>
          <table:table-cell table:style-name="ce82" office:value-type="time" office:time-value="PT2736H53M00S">
            <text:p>2736:53:00</text:p>
          </table:table-cell>
          <table:table-cell office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table:number-columns-spanned="7" table:number-rows-spanned="1">
            <text:p>PŁATOWIEC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30M00S">
            <text:p>00:30:00</text:p>
          </table:table-cell>
          <table:table-cell table:style-name="ce61" table:number-columns-repeated="1011"/>
        </table:table-row>
        <table:table-row table:style-name="ro7">
          <table:table-cell table:style-name="ce5" office:value-type="string" table:number-columns-spanned="7" table:number-rows-spanned="1">
            <text:p>Czynności okresowe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00M40S">
            <text:p>00:00:40</text:p>
          </table:table-cell>
          <table:table-cell table:style-name="ce61" table:number-columns-repeated="1011"/>
        </table:table-row>
        <table:table-row table:style-name="ro8">
          <table:table-cell table:style-name="ce4" office:value-type="string">
            <text:p>Paczka obsługowa/SB/AD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Ident. Prac obsługowych </text:p>
          </table:table-cell>
          <table:table-cell table:style-name="ce33" office:value-type="string">
            <text:p>Data wykonania</text:p>
          </table:table-cell>
          <table:table-cell table:style-name="ce44" office:value-type="string">
            <text:p>Przy nalocie (FH)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office:value-type="string">
            <text:p>Zostało FH</text:p>
          </table:table-cell>
          <table:table-cell table:style-name="ce61" office:value-type="string">
            <text:p>Zostało DNI</text:p>
          </table:table-cell>
          <table:table-cell table:style-name="ce61" table:number-columns-repeated="3"/>
          <table:table-cell table:style-name="ce83" office:value-type="time" office:time-value="PT00H01M20S">
            <text:p>00:01:20</text:p>
          </table:table-cell>
          <table:table-cell table:style-name="ce61" table:number-columns-repeated="1011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] = 0; &quot;N/A&quot;; [.$G9] - [.$H$5])" office:value-type="time" office:time-value="PT09H53M00S">
            <text:p>09:53:00</text:p>
          </table:table-cell>
          <table:table-cell table:style-name="ce69" table:formula="of:=IF([.$F9] = 0; &quot;N/A&quot;; [.$F9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1M12S">
            <text:p>00:01:12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] = 0; &quot;N/A&quot;; [.$G10] - [.$H$5])" office:value-type="time" office:time-value="PT32H48M00S">
            <text:p>32:48:00</text:p>
          </table:table-cell>
          <table:table-cell table:style-name="ce69" table:formula="of:=IF([.$F10] = 0; &quot;N/A&quot;; [.$F10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0M42S">
            <text:p>00:00:42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1] = 0; &quot;N/A&quot;; [.$G11] - [.$H$5])" office:value-type="string" office:string-value="N/A">
            <text:p>N/A</text:p>
          </table:table-cell>
          <table:table-cell table:style-name="ce69" table:formula="of:=IF([.$F11] = 0; &quot;N/A&quot;; [.$F11]-[.$H$3])" office:value-type="float" office:value="58">
            <text:p>58</text:p>
          </table:table-cell>
          <table:table-cell table:style-name="ce74" table:number-columns-repeated="3"/>
          <table:table-cell table:style-name="ce84" office:value-type="time" office:time-value="PT00H00M25S">
            <text:p>00:00:25</text:p>
          </table:table-cell>
          <table:table-cell table:style-name="ce74" table:number-columns-repeated="1011"/>
        </table:table-row>
        <table:table-row table:style-name="ro9">
          <table:table-cell table:style-name="ce6" office:value-type="string">
            <text:p>Przegląd specjalny EM 600FH/12 miesięc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3280:20</text:p>
          </table:table-cell>
          <table:table-cell table:style-name="ce62" table:formula="of:=IF([.$G12] = 0; &quot;N/A&quot;; [.$G12] - [.$H$5])" office:value-type="time" office:time-value="PT532H48M00S">
            <text:p>532:48:00</text:p>
          </table:table-cell>
          <table:table-cell table:style-name="ce69" table:formula="of:=IF([.$F12] = 0; &quot;N/A&quot;; [.$F12]-[.$H$3])" office:value-type="float" office:value="58">
            <text:p>58</text:p>
          </table:table-cell>
          <table:table-cell table:style-name="ce74" table:number-columns-repeated="3"/>
          <table:table-cell table:style-name="ce84" office:value-type="time" office:time-value="PT00H00M42S">
            <text:p>00:00:42</text:p>
          </table:table-cell>
          <table:table-cell table:style-name="ce74" table:number-columns-repeated="1011"/>
        </table:table-row>
        <table:table-row table:style-name="ro10">
          <table:table-cell table:style-name="ce6" office:value-type="string">
            <text:p>Przegląd specjalny 5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3] = 0; &quot;N/A&quot;; [.$G13] - [.$H$5])" office:value-type="time" office:time-value="PT432H48M00S">
            <text:p>432:48:00</text:p>
          </table:table-cell>
          <table:table-cell table:style-name="ce69" table:formula="of:=IF([.$F13] = 0; &quot;N/A&quot;; [.$F13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1M18S">
            <text:p>00:01:18</text:p>
          </table:table-cell>
          <table:table-cell table:style-name="ce74" table:number-columns-repeated="1011"/>
        </table:table-row>
        <table:table-row table:style-name="ro10">
          <table:table-cell table:style-name="ce6" office:value-type="string">
            <text:p>Przegląd 1000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73/2010</text:p>
          </table:table-cell>
          <table:table-cell table:style-name="ce34" office:value-type="date" office:date-value="2010-06-24">
            <text:p>24.06.2010</text:p>
          </table:table-cell>
          <table:table-cell table:style-name="ce45" office:value-type="string">
            <text:p>2275:19</text:p>
          </table:table-cell>
          <table:table-cell table:style-name="ce22"/>
          <table:table-cell table:style-name="ce45" office:value-type="string">
            <text:p>3275:19</text:p>
          </table:table-cell>
          <table:table-cell table:style-name="ce62" table:formula="of:=IF([.$G14] = 0; &quot;N/A&quot;; [.$G14] - [.$H$5])" office:value-type="time" office:time-value="PT527H47M00S">
            <text:p>527:47:00</text:p>
          </table:table-cell>
          <table:table-cell table:style-name="ce69" table:formula="of:=IF([.$F14] = 0; &quot;N/A&quot;; [.$F14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0M40S">
            <text:p>00:00:40</text:p>
          </table:table-cell>
          <table:table-cell table:style-name="ce84" table:number-columns-repeated="2"/>
          <table:table-cell table:style-name="ce74" table:number-columns-repeated="1009"/>
        </table:table-row>
        <table:table-row table:style-name="ro11">
          <table:table-cell table:style-name="ce6" office:value-type="string">
            <text:p>Przegląd 1000FH/3lata – siłownik trymer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15] = 0; &quot;N/A&quot;; [.$G15] - [.$H$5])" office:value-type="time" office:time-value="PT684H28M00S">
            <text:p>684:28:00</text:p>
          </table:table-cell>
          <table:table-cell table:style-name="ce69" table:formula="of:=IF([.$F15] = 0; &quot;N/A&quot;; [.$F15]-[.$H$3])" office:value-type="float" office:value="432">
            <text:p>432</text:p>
          </table:table-cell>
          <table:table-cell table:style-name="ce74" table:number-columns-repeated="3"/>
          <table:table-cell table:style-name="ce84" office:value-type="time" office:time-value="PT00H00M36S">
            <text:p>00:00:36</text:p>
          </table:table-cell>
          <table:table-cell table:style-name="ce84"/>
          <table:table-cell table:style-name="ce74" table:number-columns-repeated="1010"/>
        </table:table-row>
        <table:table-row table:style-name="ro10">
          <table:table-cell table:style-name="ce6" office:value-type="string">
            <text:p>CAP 57-5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2932:00</text:p>
          </table:table-cell>
          <table:table-cell table:style-name="ce62" table:formula="of:=IF([.$G16] = 0; &quot;N/A&quot;; [.$G16] - [.$H$5])" office:value-type="time" office:time-value="PT184H28M00S">
            <text:p>184:28:00</text:p>
          </table:table-cell>
          <table:table-cell table:style-name="ce69" table:formula="of:=IF([.$F16] = 0; &quot;N/A&quot;; [.$F16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2M12S">
            <text:p>00:02:12</text:p>
          </table:table-cell>
          <table:table-cell table:style-name="ce84" table:number-columns-repeated="2"/>
          <table:table-cell table:style-name="ce74" table:number-columns-repeated="1009"/>
        </table:table-row>
        <table:table-row table:style-name="ro10">
          <table:table-cell table:style-name="ce6" office:value-type="string">
            <text:p>CAP 2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7] = 0; &quot;N/A&quot;; [.$G17] - [.$H$5])" office:value-type="time" office:time-value="PT684H28M00S">
            <text:p>684:28:00</text:p>
          </table:table-cell>
          <table:table-cell table:style-name="ce69" table:formula="of:=IF([.$F17] = 0; &quot;N/A&quot;; [.$F17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0M22S">
            <text:p>00:00:22</text:p>
          </table:table-cell>
          <table:table-cell table:style-name="ce74" table:number-columns-repeated="1011"/>
        </table:table-row>
        <table:table-row table:style-name="ro10">
          <table:table-cell table:style-name="ce6" office:value-type="string">
            <text:p>CAP 32-10-6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8] = 0; &quot;N/A&quot;; [.$G18] - [.$H$5])" office:value-type="time" office:time-value="PT684H28M00S">
            <text:p>684:28:00</text:p>
          </table:table-cell>
          <table:table-cell table:style-name="ce69" table:formula="of:=IF([.$F18] = 0; &quot;N/A&quot;; [.$F1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3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6-05-28">
            <text:p>28.05.2016</text:p>
          </table:table-cell>
          <table:table-cell table:style-name="ce45" office:value-type="string">
            <text:p>3432:00</text:p>
          </table:table-cell>
          <table:table-cell table:style-name="ce62" table:formula="of:=IF([.$G19] = 0; &quot;N/A&quot;; [.$G19] - [.$H$5])" office:value-type="time" office:time-value="PT684H28M00S">
            <text:p>684:28:00</text:p>
          </table:table-cell>
          <table:table-cell table:style-name="ce69" table:formula="of:=IF([.$F19] = 0; &quot;N/A&quot;; [.$F19]-[.$H$3])" office:value-type="float" office:value="67">
            <text:p>67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79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0] = 0; &quot;N/A&quot;; [.$G20] - [.$H$5])" office:value-type="time" office:time-value="PT684H28M00S">
            <text:p>684:28:00</text:p>
          </table:table-cell>
          <table:table-cell table:style-name="ce69" table:formula="of:=IF([.$F20] = 0; &quot;N/A&quot;; [.$F20]-[.$H$3])" office:value-type="float" office:value="432">
            <text:p>43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4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1] = 0; &quot;N/A&quot;; [.$G21] - [.$H$5])" office:value-type="time" office:time-value="PT684H28M00S">
            <text:p>684:28:00</text:p>
          </table:table-cell>
          <table:table-cell table:style-name="ce69" table:formula="of:=IF([.$F21] = 0; &quot;N/A&quot;; [.$F21]-[.$H$3])" office:value-type="float" office:value="432">
            <text:p>43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9-1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2] = 0; &quot;N/A&quot;; [.$G22] - [.$H$5])" office:value-type="time" office:time-value="PT684H28M00S">
            <text:p>684:28:00</text:p>
          </table:table-cell>
          <table:table-cell table:style-name="ce69" table:formula="of:=IF([.$F22] = 0; &quot;N/A&quot;; [.$F22]-[.$H$3])" office:value-type="float" office:value="432">
            <text:p>43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5-1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932:00</text:p>
          </table:table-cell>
          <table:table-cell table:style-name="ce62" table:formula="of:=IF([.$G23] = 0; &quot;N/A&quot;; [.$G23] - [.$H$5])" office:value-type="time" office:time-value="PT1184H28M00S">
            <text:p>1184:28:00</text:p>
          </table:table-cell>
          <table:table-cell table:style-name="ce69" table:formula="of:=IF([.$F23] = 0; &quot;N/A&quot;; [.$F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5432:00</text:p>
          </table:table-cell>
          <table:table-cell table:style-name="ce62" table:formula="of:=IF([.$G24] = 0; &quot;N/A&quot;; [.$G24] - [.$H$5])" office:value-type="time" office:time-value="PT2684H28M00S">
            <text:p>2684:28:00</text:p>
          </table:table-cell>
          <table:table-cell table:style-name="ce69" table:formula="of:=IF([.$F24] = 0; &quot;N/A&quot;; [.$F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2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5] = 0; &quot;N/A&quot;; [.$G25] - [.$H$5])" office:value-type="string" office:string-value="N/A">
            <text:p>N/A</text:p>
          </table:table-cell>
          <table:table-cell table:style-name="ce69" table:formula="of:=IF([.$F25] = 0; &quot;N/A&quot;; [.$F25]-[.$H$3])" office:value-type="float" office:value="67">
            <text:p>67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12 miesięcy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26] = 0; &quot;N/A&quot;; [.$G26] - [.$H$5])" office:value-type="string" office:string-value="N/A">
            <text:p>N/A</text:p>
          </table:table-cell>
          <table:table-cell table:style-name="ce69" table:formula="of:=IF([.$F26] = 0; &quot;N/A&quot;; [.$F26]-[.$H$3])" office:value-type="float" office:value="58">
            <text:p>5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24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7] = 0; &quot;N/A&quot;; [.$G27] - [.$H$5])" office:value-type="string" office:string-value="N/A">
            <text:p>N/A</text:p>
          </table:table-cell>
          <table:table-cell table:style-name="ce69" table:formula="of:=IF([.$F27] = 0; &quot;N/A&quot;; [.$F27]-[.$H$3])" office:value-type="float" office:value="67">
            <text:p>67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36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28] = 0; &quot;N/A&quot;; [.$G28] - [.$H$5])" office:value-type="string" office:string-value="N/A">
            <text:p>N/A</text:p>
          </table:table-cell>
          <table:table-cell table:style-name="ce69" table:formula="of:=IF([.$F28] = 0; &quot;N/A&quot;; [.$F28]-[.$H$3])" office:value-type="float" office:value="432">
            <text:p>43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48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8-05-28">
            <text:p>28.05.2018</text:p>
          </table:table-cell>
          <table:table-cell table:style-name="ce45"/>
          <table:table-cell table:style-name="ce62" table:formula="of:=IF([.$G29] = 0; &quot;N/A&quot;; [.$G29] - [.$H$5])" office:value-type="string" office:string-value="N/A">
            <text:p>N/A</text:p>
          </table:table-cell>
          <table:table-cell table:style-name="ce69" table:formula="of:=IF([.$F29] = 0; &quot;N/A&quot;; [.$F29]-[.$H$3])" office:value-type="float" office:value="797">
            <text:p>797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60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30] = 0; &quot;N/A&quot;; [.$G30] - [.$H$5])" office:value-type="string" office:string-value="N/A">
            <text:p>N/A</text:p>
          </table:table-cell>
          <table:table-cell table:style-name="ce69" table:formula="of:=IF([.$F30] = 0; &quot;N/A&quot;; [.$F30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1">
          <table:table-cell table:style-name="ce7" table:number-columns-spanned="7" table:number-rows-spanned="1"/>
          <table:covered-table-cell table:number-columns-repeated="2" table:style-name="ce19"/>
          <table:covered-table-cell table:style-name="ce31"/>
          <table:covered-table-cell table:style-name="ce42"/>
          <table:covered-table-cell table:style-name="ce19"/>
          <table:covered-table-cell table:style-name="ce42"/>
          <table:table-cell table:style-name="ce63" table:number-columns-spanned="7" table:number-rows-spanned="1"/>
          <table:covered-table-cell table:style-name="ce70" table:formula="of:=IF([.$F31] = 0; &quot;N/A&quot;; [.$F31]-[.$H$3])" office:value-type="string" office:string-value="N/A">
            <text:p>N/A</text:p>
          </table:covered-table-cell>
          <table:covered-table-cell table:number-columns-repeated="5"/>
          <table:table-cell table:number-columns-repeated="1010"/>
        </table:table-row>
        <table:table-row table:style-name="ro3">
          <table:table-cell table:style-name="ce6" office:value-type="string">
            <text:p>SID 55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32] = 0; &quot;N/A&quot;; [.$G32] - [.$H$5])" office:value-type="time" office:time-value="PT32H48M00S">
            <text:p>32:48:00</text:p>
          </table:table-cell>
          <table:table-cell table:style-name="ce69" table:formula="of:=IF([.$F32] = 0; &quot;N/A&quot;; [.$F32]-[.$H$3])" office:value-type="float" office:value="58">
            <text:p>5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2932:00</text:p>
          </table:table-cell>
          <table:table-cell table:style-name="ce62" table:formula="of:=IF([.$G33] = 0; &quot;N/A&quot;; [.$G33] - [.$H$5])" office:value-type="time" office:time-value="PT184H28M00S">
            <text:p>184:28:00</text:p>
          </table:table-cell>
          <table:table-cell table:style-name="ce69" table:formula="of:=IF([.$F33] = 0; &quot;N/A&quot;; [.$F33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34] = 0; &quot;N/A&quot;; [.$G34] - [.$H$5])" office:value-type="time" office:time-value="PT684H28M00S">
            <text:p>684:28:00</text:p>
          </table:table-cell>
          <table:table-cell table:style-name="ce69" table:formula="of:=IF([.$F34] = 0; &quot;N/A&quot;; [.$F3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5] = 0; &quot;N/A&quot;; [.$G35] - [.$H$5])" office:value-type="time" office:time-value="PT684H28M00S">
            <text:p>684:28:00</text:p>
          </table:table-cell>
          <table:table-cell table:style-name="ce69" table:formula="of:=IF([.$F35] = 0; &quot;N/A&quot;; [.$F35]-[.$H$3])" office:value-type="float" office:value="432">
            <text:p>43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6] = 0; &quot;N/A&quot;; [.$G36] - [.$H$5])" office:value-type="time" office:time-value="PT684H28M00S">
            <text:p>684:28:00</text:p>
          </table:table-cell>
          <table:table-cell table:style-name="ce69" table:formula="of:=IF([.$F36] = 0; &quot;N/A&quot;; [.$F36]-[.$H$3])" office:value-type="float" office:value="432">
            <text:p>43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7] = 0; &quot;N/A&quot;; [.$G37] - [.$H$5])" office:value-type="time" office:time-value="PT684H28M00S">
            <text:p>684:28:00</text:p>
          </table:table-cell>
          <table:table-cell table:style-name="ce69" table:formula="of:=IF([.$F37] = 0; &quot;N/A&quot;; [.$F37]-[.$H$3])" office:value-type="float" office:value="432">
            <text:p>43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8] = 0; &quot;N/A&quot;; [.$G38] - [.$H$5])" office:value-type="time" office:time-value="PT684H28M00S">
            <text:p>684:28:00</text:p>
          </table:table-cell>
          <table:table-cell table:style-name="ce69" table:formula="of:=IF([.$F38] = 0; &quot;N/A&quot;; [.$F38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9] = 0; &quot;N/A&quot;; [.$G39] - [.$H$5])" office:value-type="time" office:time-value="PT684H28M00S">
            <text:p>684:28:00</text:p>
          </table:table-cell>
          <table:table-cell table:style-name="ce69" table:formula="of:=IF([.$F39] = 0; &quot;N/A&quot;; [.$F39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4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40] = 0; &quot;N/A&quot;; [.$G40] - [.$H$5])" office:value-type="time" office:time-value="PT684H28M00S">
            <text:p>684:28:00</text:p>
          </table:table-cell>
          <table:table-cell table:style-name="ce69" table:formula="of:=IF([.$F40] = 0; &quot;N/A&quot;; [.$F40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363:55</text:p>
          </table:table-cell>
          <table:table-cell table:style-name="ce62" table:formula="of:=IF([.$G41] = 0; &quot;N/A&quot;; [.$G41] - [.$H$5])" office:value-type="time" office:time-value="PT616H23M00S">
            <text:p>616:23:00</text:p>
          </table:table-cell>
          <table:table-cell table:style-name="ce69" table:formula="of:=IF([.$F41] = 0; &quot;N/A&quot;; [.$F4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2] = 0; &quot;N/A&quot;; [.$G42] - [.$H$5])" office:value-type="time" office:time-value="PT1684H28M00S">
            <text:p>1684:28:00</text:p>
          </table:table-cell>
          <table:table-cell table:style-name="ce69" table:formula="of:=IF([.$F42] = 0; &quot;N/A&quot;; [.$F42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3] = 0; &quot;N/A&quot;; [.$G43] - [.$H$5])" office:value-type="time" office:time-value="PT1684H28M00S">
            <text:p>1684:28:00</text:p>
          </table:table-cell>
          <table:table-cell table:style-name="ce69" table:formula="of:=IF([.$F43] = 0; &quot;N/A&quot;; [.$F43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1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4] = 0; &quot;N/A&quot;; [.$G44] - [.$H$5])" office:value-type="time" office:time-value="PT1684H28M00S">
            <text:p>1684:28:00</text:p>
          </table:table-cell>
          <table:table-cell table:style-name="ce69" table:formula="of:=IF([.$F44] = 0; &quot;N/A&quot;; [.$F44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932:00</text:p>
          </table:table-cell>
          <table:table-cell table:style-name="ce62" table:formula="of:=IF([.$G45] = 0; &quot;N/A&quot;; [.$G45] - [.$H$5])" office:value-type="time" office:time-value="PT2184H28M00S">
            <text:p>2184:28:00</text:p>
          </table:table-cell>
          <table:table-cell table:style-name="ce69" table:formula="of:=IF([.$F45] = 0; &quot;N/A&quot;; [.$F45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6] = 0; &quot;N/A&quot;; [.$G46] - [.$H$5])" office:value-type="time" office:time-value="PT2684H28M00S">
            <text:p>2684:28:00</text:p>
          </table:table-cell>
          <table:table-cell table:style-name="ce69" table:formula="of:=IF([.$F46] = 0; &quot;N/A&quot;; [.$F46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7] = 0; &quot;N/A&quot;; [.$G47] - [.$H$5])" office:value-type="time" office:time-value="PT2684H28M00S">
            <text:p>2684:28:00</text:p>
          </table:table-cell>
          <table:table-cell table:style-name="ce69" table:formula="of:=IF([.$F47] = 0; &quot;N/A&quot;; [.$F47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48] = 0; &quot;N/A&quot;; [.$G48] - [.$H$5])" office:value-type="string" office:string-value="N/A">
            <text:p>N/A</text:p>
          </table:table-cell>
          <table:table-cell table:style-name="ce69" table:formula="of:=IF([.$F48] = 0; &quot;N/A&quot;; [.$F48]-[.$H$3])" office:value-type="float" office:value="432">
            <text:p>43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49] = 0; &quot;N/A&quot;; [.$G49] - [.$H$5])" office:value-type="string" office:string-value="N/A">
            <text:p>N/A</text:p>
          </table:table-cell>
          <table:table-cell table:style-name="ce69" table:formula="of:=IF([.$F49] = 0; &quot;N/A&quot;; [.$F49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0] = 0; &quot;N/A&quot;; [.$G50] - [.$H$5])" office:value-type="string" office:string-value="N/A">
            <text:p>N/A</text:p>
          </table:table-cell>
          <table:table-cell table:style-name="ce69" table:formula="of:=IF([.$F50] = 0; &quot;N/A&quot;; [.$F50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1] = 0; &quot;N/A&quot;; [.$G51] - [.$H$5])" office:value-type="string" office:string-value="N/A">
            <text:p>N/A</text:p>
          </table:table-cell>
          <table:table-cell table:style-name="ce69" table:formula="of:=IF([.$F51] = 0; &quot;N/A&quot;; [.$F51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2] = 0; &quot;N/A&quot;; [.$G52] - [.$H$5])" office:value-type="string" office:string-value="N/A">
            <text:p>N/A</text:p>
          </table:table-cell>
          <table:table-cell table:style-name="ce69" table:formula="of:=IF([.$F52] = 0; &quot;N/A&quot;; [.$F52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3] = 0; &quot;N/A&quot;; [.$G53] - [.$H$5])" office:value-type="string" office:string-value="N/A">
            <text:p>N/A</text:p>
          </table:table-cell>
          <table:table-cell table:style-name="ce69" table:formula="of:=IF([.$F53] = 0; &quot;N/A&quot;; [.$F53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47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4] = 0; &quot;N/A&quot;; [.$G54] - [.$H$5])" office:value-type="string" office:string-value="N/A">
            <text:p>N/A</text:p>
          </table:table-cell>
          <table:table-cell table:style-name="ce69" table:formula="of:=IF([.$F54] = 0; &quot;N/A&quot;; [.$F54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5] = 0; &quot;N/A&quot;; [.$G55] - [.$H$5])" office:value-type="string" office:string-value="N/A">
            <text:p>N/A</text:p>
          </table:table-cell>
          <table:table-cell table:style-name="ce69" table:formula="of:=IF([.$F55] = 0; &quot;N/A&quot;; [.$F55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6] = 0; &quot;N/A&quot;; [.$G56] - [.$H$5])" office:value-type="string" office:string-value="N/A">
            <text:p>N/A</text:p>
          </table:table-cell>
          <table:table-cell table:style-name="ce69" table:formula="of:=IF([.$F56] = 0; &quot;N/A&quot;; [.$F56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11-10-0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57] = 0; &quot;N/A&quot;; [.$G57] - [.$H$5])" office:value-type="time" office:time-value="PT32H48M00S">
            <text:p>32:48:00</text:p>
          </table:table-cell>
          <table:table-cell table:style-name="ce69" table:formula="of:=IF([.$F57] = 0; &quot;N/A&quot;; [.$F57]-[.$H$3])" office:value-type="float" office:value="58">
            <text:p>5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06-037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58] = 0; &quot;N/A&quot;; [.$G58] - [.$H$5])" office:value-type="string" office:string-value="N/A">
            <text:p>N/A</text:p>
          </table:table-cell>
          <table:table-cell table:style-name="ce69" table:formula="of:=IF([.$F58] = 0; &quot;N/A&quot;; [.$F58]-[.$H$3])" office:value-type="float" office:value="58">
            <text:p>5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76-07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59] = 0; &quot;N/A&quot;; [.$G59] - [.$H$5])" office:value-type="time" office:time-value="PT32H48M00S">
            <text:p>32:48:00</text:p>
          </table:table-cell>
          <table:table-cell table:style-name="ce69" table:formula="of:=IF([.$F59] = 0; &quot;N/A&quot;; [.$F5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B CE-10-40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60] = 0; &quot;N/A&quot;; [.$G60] - [.$H$5])" office:value-type="time" office:time-value="PT32H48M00S">
            <text:p>32:48:00</text:p>
          </table:table-cell>
          <table:table-cell table:style-name="ce69" table:formula="of:=IF([.$F60] = 0; &quot;N/A&quot;; [.$F6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4-8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1] = 0; &quot;N/A&quot;; [.$G61] - [.$H$5])" office:value-type="time" office:time-value="PT32H48M00S">
            <text:p>32:48:00</text:p>
          </table:table-cell>
          <table:table-cell table:style-name="ce69" table:formula="of:=IF([.$F61] = 0; &quot;N/A&quot;; [.$F61]-[.$H$3])" office:value-type="float" office:value="58">
            <text:p>5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5-3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2] = 0; &quot;N/A&quot;; [.$G62] - [.$H$5])" office:value-type="time" office:time-value="PT32H48M00S">
            <text:p>32:48:00</text:p>
          </table:table-cell>
          <table:table-cell table:style-name="ce69" table:formula="of:=IF([.$F62] = 0; &quot;N/A&quot;; [.$F62]-[.$H$3])" office:value-type="float" office:value="58">
            <text:p>5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6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3] = 0; &quot;N/A&quot;; [.$G63] - [.$H$5])" office:value-type="time" office:time-value="PT32H48M00S">
            <text:p>32:48:00</text:p>
          </table:table-cell>
          <table:table-cell table:style-name="ce69" table:formula="of:=IF([.$F63] = 0; &quot;N/A&quot;; [.$F63]-[.$H$3])" office:value-type="float" office:value="58">
            <text:p>5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9-18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64] = 0; &quot;N/A&quot;; [.$G64] - [.$H$5])" office:value-type="string" office:string-value="N/A">
            <text:p>N/A</text:p>
          </table:table-cell>
          <table:table-cell table:style-name="ce69" table:formula="of:=IF([.$F64] = 0; &quot;N/A&quot;; [.$F64]-[.$H$3])" office:value-type="float" office:value="58">
            <text:p>5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636 (SEB 92-29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5] = 0; &quot;N/A&quot;; [.$G65] - [.$H$5])" office:value-type="time" office:time-value="PT09H53M00S">
            <text:p>09:53:00</text:p>
          </table:table-cell>
          <table:table-cell table:style-name="ce69" table:formula="of:=IF([.$F65] = 0; &quot;N/A&quot;; [.$F6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 65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6] = 0; &quot;N/A&quot;; [.$G66] - [.$H$5])" office:value-type="time" office:time-value="PT09H53M00S">
            <text:p>09:53:00</text:p>
          </table:table-cell>
          <table:table-cell table:style-name="ce69" table:formula="of:=IF([.$F66] = 0; &quot;N/A&quot;; [.$F6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8" office:value-type="string">
            <text:p>Przegląd akumulatora 30 dni</text:p>
          </table:table-cell>
          <table:table-cell table:style-name="ce23" office:value-type="string">
            <text:p>Inspekcja</text:p>
          </table:table-cell>
          <table:table-cell table:style-name="ce23" office:value-type="string">
            <text:p>MM/08/2016</text:p>
          </table:table-cell>
          <table:table-cell table:style-name="ce35" office:value-type="date" office:date-value="2016-03-02">
            <text:p>02.03.2016</text:p>
          </table:table-cell>
          <table:table-cell table:style-name="ce46" office:value-type="string">
            <text:p>2741:42</text:p>
          </table:table-cell>
          <table:table-cell table:style-name="ce55" office:value-type="date" office:date-value="2016-04-02">
            <text:p>2.04.2016</text:p>
          </table:table-cell>
          <table:table-cell table:style-name="ce46" office:value-type="string">
            <text:p>2766:42</text:p>
          </table:table-cell>
          <table:table-cell table:style-name="ce62" table:formula="of:=IF([.$G67] = 0; &quot;N/A&quot;; [.$G67] - [.$H$5])" office:value-type="time" office:time-value="PT19H10M00S">
            <text:p>19:10:00</text:p>
          </table:table-cell>
          <table:table-cell table:style-name="ce69" table:formula="of:=IF([.$F67] = 0; &quot;N/A&quot;; [.$F67]-[.$H$3])" office:value-type="float" office:value="11">
            <text:p>11</text:p>
          </table:table-cell>
          <table:table-cell table:style-name="ce75" table:number-columns-repeated="1015"/>
        </table:table-row>
        <table:table-row table:style-name="ro3">
          <table:table-cell table:style-name="ce5" office:value-type="string" table:number-columns-spanned="7" table:number-rows-spanned="1">
            <text:p>PODZESPOŁY Z OGRANICZONĄ ŻYWOTNOŚCIĄ I OGRANICZENIA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9">
          <table:table-cell table:style-name="ce4" office:value-type="string">
            <text:p>Podzespół/część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Numer</text:p>
          </table:table-cell>
          <table:table-cell table:style-name="ce33" office:value-type="string">
            <text:p>Interwał</text:p>
          </table:table-cell>
          <table:table-cell table:style-name="ce44" office:value-type="string">
            <text:p>Wykonana</text:p>
            <text:p>Dnia/FH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table:number-columns-repeated="1017"/>
        </table:table-row>
        <table:table-row table:style-name="ro3">
          <table:table-cell table:style-name="ce9" office:value-type="string">
            <text:p>Pasy siedzeni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2853113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9-03">
            <text:p>03.09.2010</text:p>
          </table:table-cell>
          <table:table-cell table:style-name="ce56" office:value-type="date" office:date-value="2020-09-02">
            <text:p>2.09.2020</text:p>
          </table:table-cell>
          <table:table-cell table:style-name="ce48"/>
          <table:table-cell table:style-name="ce62" table:formula="of:=IF([.$G70] = 0; &quot;N/A&quot;; [.$G70] - [.$H$5])" office:value-type="string" office:string-value="N/A">
            <text:p>N/A</text:p>
          </table:table-cell>
          <table:table-cell table:style-name="ce69" table:formula="of:=IF([.$F70] = 0; &quot;N/A&quot;; [.$F70]-[.$H$3])" office:value-type="float" office:value="1625">
            <text:p>1625</text:p>
          </table:table-cell>
          <table:table-cell table:style-name="ce74" table:number-columns-repeated="1015"/>
        </table:table-row>
        <table:table-row table:style-name="ro12">
          <table:table-cell table:style-name="ce9" office:value-type="string">
            <text:p>Gumowe elastyczne przewody paliwowe i olej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1] = 0; &quot;N/A&quot;; [.$G71] - [.$H$5])" office:value-type="string" office:string-value="N/A">
            <text:p>N/A</text:p>
          </table:table-cell>
          <table:table-cell table:style-name="ce69" table:formula="of:=IF([.$F71] = 0; &quot;N/A&quot;; [.$F71]-[.$H$3])" office:value-type="float" office:value="834">
            <text:p>834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Cięgło przepustnicy i składu mieszanki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200 h</text:p>
          </table:table-cell>
          <table:table-cell table:style-name="ce48" office:value-type="string">
            <text:p>2186:00</text:p>
          </table:table-cell>
          <table:table-cell table:style-name="ce24"/>
          <table:table-cell table:style-name="ce48" office:value-type="string">
            <text:p>3386:00</text:p>
          </table:table-cell>
          <table:table-cell table:style-name="ce62" table:formula="of:=IF([.$G72] = 0; &quot;N/A&quot;; [.$G72] - [.$H$5])" office:value-type="time" office:time-value="PT638H28M00S">
            <text:p>638:28:00</text:p>
          </table:table-cell>
          <table:table-cell table:style-name="ce69" table:formula="of:=IF([.$F72] = 0; &quot;N/A&quot;; [.$F7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2">
          <table:table-cell table:style-name="ce9" office:value-type="string">
            <text:p>Naprawa lub wymiana ograniczników foteli pilota, drugiego pilota i pasażerów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3] = 0; &quot;N/A&quot;; [.$G73] - [.$H$5])" office:value-type="string" office:string-value="N/A">
            <text:p>N/A</text:p>
          </table:table-cell>
          <table:table-cell table:style-name="ce69" table:formula="of:=IF([.$F73] = 0; &quot;N/A&quot;; [.$F73]-[.$H$3])" office:value-type="float" office:value="826">
            <text:p>826</text:p>
          </table:table-cell>
          <table:table-cell table:style-name="ce74" table:number-columns-repeated="1015"/>
        </table:table-row>
        <table:table-row table:style-name="ro12">
          <table:table-cell table:style-name="ce9" office:value-type="string">
            <text:p>Wymiana giętkich przewodów układu ciśnienia statycznego i rurki Pitot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4] = 0; &quot;N/A&quot;; [.$G74] - [.$H$5])" office:value-type="string" office:string-value="N/A">
            <text:p>N/A</text:p>
          </table:table-cell>
          <table:table-cell table:style-name="ce69" table:formula="of:=IF([.$F74] = 0; &quot;N/A&quot;; [.$F74]-[.$H$3])" office:value-type="float" office:value="826">
            <text:p>826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Wymiana filtra instalacji próżniowej VACUUM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41/2015</text:p>
          </table:table-cell>
          <table:table-cell table:style-name="ce24" office:value-type="string">
            <text:p>500 h</text:p>
          </table:table-cell>
          <table:table-cell table:style-name="ce48" office:value-type="string">
            <text:p>2680:20</text:p>
          </table:table-cell>
          <table:table-cell table:style-name="ce24"/>
          <table:table-cell table:style-name="ce48" office:value-type="string">
            <text:p>3180:20</text:p>
          </table:table-cell>
          <table:table-cell table:style-name="ce62" table:formula="of:=IF([.$G75] = 0; &quot;N/A&quot;; [.$G75] - [.$H$5])" office:value-type="time" office:time-value="PT432H48M00S">
            <text:p>432:48:00</text:p>
          </table:table-cell>
          <table:table-cell table:style-name="ce69" table:formula="of:=IF([.$F75] = 0; &quot;N/A&quot;; [.$F7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2">
          <table:table-cell table:style-name="ce9" office:value-type="string">
            <text:p>Gumowe elastyczne przewody przedziału silnikowego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6] = 0; &quot;N/A&quot;; [.$G76] - [.$H$5])" office:value-type="string" office:string-value="N/A">
            <text:p>N/A</text:p>
          </table:table-cell>
          <table:table-cell table:style-name="ce69" table:formula="of:=IF([.$F76] = 0; &quot;N/A&quot;; [.$F76]-[.$H$3])" office:value-type="float" office:value="834">
            <text:p>834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Przewody instalacji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7] = 0; &quot;N/A&quot;; [.$G77] - [.$H$5])" office:value-type="string" office:string-value="N/A">
            <text:p>N/A</text:p>
          </table:table-cell>
          <table:table-cell table:style-name="ce69" table:formula="of:=IF([.$F77] = 0; &quot;N/A&quot;; [.$F77]-[.$H$3])" office:value-type="float" office:value="826">
            <text:p>826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Gaśnic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A56003-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6-28">
            <text:p>28.06.2010</text:p>
          </table:table-cell>
          <table:table-cell table:style-name="ce56" office:value-type="date" office:date-value="2020-06-27">
            <text:p>27.06.2020</text:p>
          </table:table-cell>
          <table:table-cell table:style-name="ce48"/>
          <table:table-cell table:style-name="ce62" table:formula="of:=IF([.$G78] = 0; &quot;N/A&quot;; [.$G78] - [.$H$5])" office:value-type="string" office:string-value="N/A">
            <text:p>N/A</text:p>
          </table:table-cell>
          <table:table-cell table:style-name="ce69" table:formula="of:=IF([.$F78] = 0; &quot;N/A&quot;; [.$F78]-[.$H$3])" office:value-type="float" office:value="1558">
            <text:p>1558</text:p>
          </table:table-cell>
          <table:table-cell table:style-name="ce74" table:number-columns-repeated="1015"/>
        </table:table-row>
        <table:table-row table:style-name="ro12">
          <table:table-cell table:style-name="ce9" office:value-type="string">
            <text:p>Kompensacja busoli magnetycznej – przegląd specjalny 1000 FH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1000 h</text:p>
          </table:table-cell>
          <table:table-cell table:style-name="ce48" office:value-type="string">
            <text:p>2431:00</text:p>
          </table:table-cell>
          <table:table-cell table:style-name="ce24"/>
          <table:table-cell table:style-name="ce48" office:value-type="string">
            <text:p>3431:00</text:p>
          </table:table-cell>
          <table:table-cell table:style-name="ce62" table:formula="of:=IF([.$G79] = 0; &quot;N/A&quot;; [.$G79] - [.$H$5])" office:value-type="time" office:time-value="PT683H28M00S">
            <text:p>683:28:00</text:p>
          </table:table-cell>
          <table:table-cell table:style-name="ce69" table:formula="of:=IF([.$F79] = 0; &quot;N/A&quot;; [.$F7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Ważenie W&amp;B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56/2015</text:p>
          </table:table-cell>
          <table:table-cell table:style-name="ce24" office:value-type="string">
            <text:p>4 lata</text:p>
          </table:table-cell>
          <table:table-cell table:style-name="ce47" office:value-type="date" office:date-value="2015-06-24">
            <text:p>24.06.2015</text:p>
          </table:table-cell>
          <table:table-cell table:style-name="ce56" office:value-type="date" office:date-value="2019-06-23">
            <text:p>23.06.2019</text:p>
          </table:table-cell>
          <table:table-cell table:style-name="ce48"/>
          <table:table-cell table:style-name="ce62" table:formula="of:=IF([.$G80] = 0; &quot;N/A&quot;; [.$G80] - [.$H$5])" office:value-type="string" office:string-value="N/A">
            <text:p>N/A</text:p>
          </table:table-cell>
          <table:table-cell table:style-name="ce69" table:formula="of:=IF([.$F80] = 0; &quot;N/A&quot;; [.$F80]-[.$H$3])" office:value-type="float" office:value="1188">
            <text:p>1188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Poświadczenie ARC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LTT/15/089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7-08">
            <text:p>08.07.2015</text:p>
          </table:table-cell>
          <table:table-cell table:style-name="ce56" office:value-type="date" office:date-value="2016-07-07">
            <text:p>7.07.2016</text:p>
          </table:table-cell>
          <table:table-cell table:style-name="ce48"/>
          <table:table-cell table:style-name="ce62" table:formula="of:=IF([.$G81] = 0; &quot;N/A&quot;; [.$G81] - [.$H$5])" office:value-type="string" office:string-value="N/A">
            <text:p>N/A</text:p>
          </table:table-cell>
          <table:table-cell table:style-name="ce69" table:formula="of:=IF([.$F81] = 0; &quot;N/A&quot;; [.$F81]-[.$H$3])" office:value-type="float" office:value="107">
            <text:p>107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Ubezpieczeni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CAT/000640/15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9-01">
            <text:p>01.09.2015</text:p>
          </table:table-cell>
          <table:table-cell table:style-name="ce56" office:value-type="date" office:date-value="2016-08-29">
            <text:p>29.08.2016</text:p>
          </table:table-cell>
          <table:table-cell table:style-name="ce48"/>
          <table:table-cell table:style-name="ce62" table:formula="of:=IF([.$G82] = 0; &quot;N/A&quot;; [.$G82] - [.$H$5])" office:value-type="string" office:string-value="N/A">
            <text:p>N/A</text:p>
          </table:table-cell>
          <table:table-cell table:style-name="ce69" table:formula="of:=IF([.$F82] = 0; &quot;N/A&quot;; [.$F82]-[.$H$3])" office:value-type="float" office:value="160">
            <text:p>160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Pozwolenie na używanie radiostacji pokład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B/1819/1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1-08-01">
            <text:p>01.08.2011</text:p>
          </table:table-cell>
          <table:table-cell table:style-name="ce56" office:value-type="date" office:date-value="2021-07-31">
            <text:p>31.07.2021</text:p>
          </table:table-cell>
          <table:table-cell table:style-name="ce48"/>
          <table:table-cell table:style-name="ce62" table:formula="of:=IF([.$G83] = 0; &quot;N/A&quot;; [.$G83] - [.$H$5])" office:value-type="string" office:string-value="N/A">
            <text:p>N/A</text:p>
          </table:table-cell>
          <table:table-cell table:style-name="ce69" table:formula="of:=IF([.$F83] = 0; &quot;N/A&quot;; [.$F83]-[.$H$3])" office:value-type="float" office:value="1957">
            <text:p>1957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Sprzęgło pompy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67/2014</text:p>
          </table:table-cell>
          <table:table-cell table:style-name="ce24" office:value-type="string">
            <text:p>6 lat</text:p>
          </table:table-cell>
          <table:table-cell table:style-name="ce47" office:value-type="date" office:date-value="2014-06-24">
            <text:p>24.06.2014</text:p>
          </table:table-cell>
          <table:table-cell table:style-name="ce56" office:value-type="date" office:date-value="2020-06-22">
            <text:p>22.06.2020</text:p>
          </table:table-cell>
          <table:table-cell table:style-name="ce48"/>
          <table:table-cell table:style-name="ce62" table:formula="of:=IF([.$G84] = 0; &quot;N/A&quot;; [.$G84] - [.$H$5])" office:value-type="string" office:string-value="N/A">
            <text:p>N/A</text:p>
          </table:table-cell>
          <table:table-cell table:style-name="ce69" table:formula="of:=IF([.$F84] = 0; &quot;N/A&quot;; [.$F84]-[.$H$3])" office:value-type="float" office:value="1553">
            <text:p>1553</text:p>
          </table:table-cell>
          <table:table-cell table:style-name="ce74" table:number-columns-repeated="1015"/>
        </table:table-row>
        <table:table-row table:style-name="ro6">
          <table:table-cell table:style-name="ce10" office:value-type="string" table:number-columns-spanned="7" table:number-rows-spanned="1">
            <text:p>SILNIK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4"/>
          <table:table-cell table:style-name="ce70"/>
          <table:table-cell table:style-name="ce61" table:number-columns-repeated="1015"/>
        </table:table-row>
        <table:table-row table:style-name="ro5">
          <table:table-cell table:style-name="ce11" office:value-type="string">
            <text:p>Silnik: Continental GO-300-E</text:p>
          </table:table-cell>
          <table:table-cell table:style-name="ce25" office:value-type="string">
            <text:p><text:s/>Nr fabr. 12634-1-C</text:p>
          </table:table-cell>
          <table:table-cell table:style-name="ce25" office:value-type="string">
            <text:p>Rok budowy: 1964</text:p>
          </table:table-cell>
          <table:table-cell table:style-name="ce36" office:value-type="string" table:number-columns-spanned="2" table:number-rows-spanned="1">
            <text:p>Certyfikat typu: E-298</text:p>
          </table:table-cell>
          <table:covered-table-cell table:style-name="ce49"/>
          <table:table-cell table:style-name="ce25" office:value-type="string" table:number-columns-spanned="2" table:number-rows-spanned="1">
            <text:p>POT: TODO</text:p>
          </table:table-cell>
          <table:covered-table-cell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2" office:value-type="string" table:number-columns-spanned="7" table:number-rows-spanned="1">
            <text:p>Czynności okresowe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0" office:value-type="string">
            <text:p>Paczka obsługowa/SB/AD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Ident. Prac obsługowych </text:p>
          </table:table-cell>
          <table:table-cell table:style-name="ce37" office:value-type="string">
            <text:p>Data wykonania</text:p>
          </table:table-cell>
          <table:table-cell table:style-name="ce50" office:value-type="string">
            <text:p>Przy nalocie (FH)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CAP 28-3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89] = 0; &quot;N/A&quot;; [.$G89] - [.$H$5])" office:value-type="string" office:string-value="N/A">
            <text:p>N/A</text:p>
          </table:table-cell>
          <table:table-cell table:style-name="ce69" table:formula="of:=IF([.$F89] = 0; &quot;N/A&quot;; [.$F89]-[.$H$3])" office:value-type="float" office:value="1162">
            <text:p>1162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0] = 0; &quot;N/A&quot;; [.$G90] - [.$H$5])" office:value-type="time" office:time-value="PT09H53M00S">
            <text:p>09:53:00</text:p>
          </table:table-cell>
          <table:table-cell table:style-name="ce69" table:formula="of:=IF([.$F90] = 0; &quot;N/A&quot;; [.$F9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1] = 0; &quot;N/A&quot;; [.$G91] - [.$H$5])" office:value-type="time" office:time-value="PT32H48M00S">
            <text:p>32:48:00</text:p>
          </table:table-cell>
          <table:table-cell table:style-name="ce69" table:formula="of:=IF([.$F91] = 0; &quot;N/A&quot;; [.$F9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2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05/2015</text:p>
          </table:table-cell>
          <table:table-cell table:style-name="ce34" office:value-type="date" office:date-value="2015-02-04">
            <text:p>04.02.2015</text:p>
          </table:table-cell>
          <table:table-cell table:style-name="ce45" office:value-type="string">
            <text:p>2630:56</text:p>
          </table:table-cell>
          <table:table-cell table:style-name="ce22"/>
          <table:table-cell table:style-name="ce45" office:value-type="string">
            <text:p>2830:56</text:p>
          </table:table-cell>
          <table:table-cell table:style-name="ce62" table:formula="of:=IF([.$G92] = 0; &quot;N/A&quot;; [.$G92] - [.$H$5])" office:value-type="time" office:time-value="PT83H24M00S">
            <text:p>83:24:00</text:p>
          </table:table-cell>
          <table:table-cell table:style-name="ce69" table:formula="of:=IF([.$F92] = 0; &quot;N/A&quot;; [.$F9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3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3032:25</text:p>
          </table:table-cell>
          <table:table-cell table:style-name="ce62" table:formula="of:=IF([.$G93] = 0; &quot;N/A&quot;; [.$G93] - [.$H$5])" office:value-type="time" office:time-value="PT284H53M00S">
            <text:p>284:53:00</text:p>
          </table:table-cell>
          <table:table-cell table:style-name="ce69" table:formula="of:=IF([.$F93] = 0; &quot;N/A&quot;; [.$F9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94] = 0; &quot;N/A&quot;; [.$G94] - [.$H$5])" office:value-type="time" office:time-value="PT432H48M00S">
            <text:p>432:48:00</text:p>
          </table:table-cell>
          <table:table-cell table:style-name="ce69" table:formula="of:=IF([.$F94] = 0; &quot;N/A&quot;; [.$F9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5] = 0; &quot;N/A&quot;; [.$G95] - [.$H$5])" office:value-type="string" office:string-value="N/A">
            <text:p>N/A</text:p>
          </table:table-cell>
          <table:table-cell table:style-name="ce69" table:formula="of:=IF([.$F95] = 0; &quot;N/A&quot;; [.$F95]-[.$H$3])" office:value-type="float" office:value="58">
            <text:p>5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SB94-8D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6] = 0; &quot;N/A&quot;; [.$G96] - [.$H$5])" office:value-type="time" office:time-value="PT32H48M00S">
            <text:p>32:48:00</text:p>
          </table:table-cell>
          <table:table-cell table:style-name="ce69" table:formula="of:=IF([.$F96] = 0; &quot;N/A&quot;; [.$F9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9-1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97] = 0; &quot;N/A&quot;; [.$G97] - [.$H$5])" office:value-type="time" office:time-value="PT32H48M00S">
            <text:p>32:48:00</text:p>
          </table:table-cell>
          <table:table-cell table:style-name="ce69" table:formula="of:=IF([.$F97] = 0; &quot;N/A&quot;; [.$F97]-[.$H$3])" office:value-type="float" office:value="58">
            <text:p>5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9-3(SB08-7, MSA-14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8] = 0; &quot;N/A&quot;; [.$G98] - [.$H$5])" office:value-type="time" office:time-value="PT32H48M00S">
            <text:p>32:48:00</text:p>
          </table:table-cell>
          <table:table-cell table:style-name="ce69" table:formula="of:=IF([.$F98] = 0; &quot;N/A&quot;; [.$F9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99-1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9] = 0; &quot;N/A&quot;; [.$G99] - [.$H$5])" office:value-type="string" office:string-value="N/A">
            <text:p>N/A</text:p>
          </table:table-cell>
          <table:table-cell table:style-name="ce69" table:formula="of:=IF([.$F99] = 0; &quot;N/A&quot;; [.$F99]-[.$H$3])" office:value-type="float" office:value="58">
            <text:p>5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100] = 0; &quot;N/A&quot;; [.$G100] - [.$H$5])" office:value-type="time" office:time-value="PT32H48M00S">
            <text:p>32:48:00</text:p>
          </table:table-cell>
          <table:table-cell table:style-name="ce69" table:formula="of:=IF([.$F100] = 0; &quot;N/A&quot;; [.$F100]-[.$H$3])" office:value-type="float" office:value="58">
            <text:p>5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6-24">
            <text:p>24.06.2014</text:p>
          </table:table-cell>
          <table:table-cell table:style-name="ce45" office:value-type="string">
            <text:p>2455:00</text:p>
          </table:table-cell>
          <table:table-cell table:style-name="ce22"/>
          <table:table-cell table:style-name="ce45" office:value-type="string">
            <text:p>2955:00</text:p>
          </table:table-cell>
          <table:table-cell table:style-name="ce62" table:formula="of:=IF([.$G101] = 0; &quot;N/A&quot;; [.$G101] - [.$H$5])" office:value-type="time" office:time-value="PT207H28M00S">
            <text:p>207:28:00</text:p>
          </table:table-cell>
          <table:table-cell table:style-name="ce69" table:formula="of:=IF([.$F101] = 0; &quot;N/A&quot;; [.$F10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3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2] = 0; &quot;N/A&quot;; [.$G102] - [.$H$5])" office:value-type="time" office:time-value="PT32H48M00S">
            <text:p>32:48:00</text:p>
          </table:table-cell>
          <table:table-cell table:style-name="ce69" table:formula="of:=IF([.$F102] = 0; &quot;N/A&quot;; [.$F10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660 (SB653, SB97-15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3] = 0; &quot;N/A&quot;; [.$G103] - [.$H$5])" office:value-type="time" office:time-value="PT32H48M00S">
            <text:p>32:48:00</text:p>
          </table:table-cell>
          <table:table-cell table:style-name="ce69" table:formula="of:=IF([.$F103] = 0; &quot;N/A&quot;; [.$F10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6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4] = 0; &quot;N/A&quot;; [.$G104] - [.$H$5])" office:value-type="time" office:time-value="PT32H48M00S">
            <text:p>32:48:00</text:p>
          </table:table-cell>
          <table:table-cell table:style-name="ce69" table:formula="of:=IF([.$F104] = 0; &quot;N/A&quot;; [.$F10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90-17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5] = 0; &quot;N/A&quot;; [.$G105] - [.$H$5])" office:value-type="time" office:time-value="PT32H48M00S">
            <text:p>32:48:00</text:p>
          </table:table-cell>
          <table:table-cell table:style-name="ce69" table:formula="of:=IF([.$F105] = 0; &quot;N/A&quot;; [.$F10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6] = 0; &quot;N/A&quot;; [.$G106] - [.$H$5])" office:value-type="time" office:time-value="PT32H48M00S">
            <text:p>32:48:00</text:p>
          </table:table-cell>
          <table:table-cell table:style-name="ce69" table:formula="of:=IF([.$F106] = 0; &quot;N/A&quot;; [.$F10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3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07] = 0; &quot;N/A&quot;; [.$G107] - [.$H$5])" office:value-type="time" office:time-value="PT432H48M00S">
            <text:p>432:48:00</text:p>
          </table:table-cell>
          <table:table-cell table:style-name="ce69" table:formula="of:=IF([.$F107] = 0; &quot;N/A&quot;; [.$F10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2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10" office:value-type="string">
            <text:p>Podzespół/część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Numer</text:p>
          </table:table-cell>
          <table:table-cell table:style-name="ce37" office:value-type="string">
            <text:p>Interwał</text:p>
          </table:table-cell>
          <table:table-cell table:style-name="ce50" office:value-type="string">
            <text:p>Wykonana</text:p>
            <text:p>Dnia/FH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6" office:value-type="string">
            <text:p>Pompa Vacuum RAP216CW s/n B28607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string">
            <text:p>6 lat</text:p>
          </table:table-cell>
          <table:table-cell table:style-name="ce45" office:value-type="string">
            <text:p>24.06.2014</text:p>
          </table:table-cell>
          <table:table-cell table:style-name="ce54" office:value-type="date" office:date-value="2020-06-22">
            <text:p>22.06.2020</text:p>
          </table:table-cell>
          <table:table-cell table:style-name="ce45"/>
          <table:table-cell table:style-name="ce62" table:formula="of:=IF([.$G110] = 0; &quot;N/A&quot;; [.$G110] - [.$H$5])" office:value-type="string" office:string-value="N/A">
            <text:p>N/A</text:p>
          </table:table-cell>
          <table:table-cell table:style-name="ce69" table:formula="of:=IF([.$F110] = 0; &quot;N/A&quot;; [.$F110]-[.$H$3])" office:value-type="float" office:value="1553">
            <text:p>1553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ompa Vacuum RAP216CW s/n B28607</text:p>
          </table:table-cell>
          <table:table-cell table:style-name="ce22" office:value-type="string">
            <text:p>Inspekcja</text:p>
          </table:table-cell>
          <table:table-cell table:style-name="ce22"/>
          <table:table-cell table:style-name="ce34" office:value-type="string">
            <text:p>500 h</text:p>
          </table:table-cell>
          <table:table-cell table:style-name="ce45" office:value-type="string">
            <text:p>2455:51</text:p>
          </table:table-cell>
          <table:table-cell table:style-name="ce22"/>
          <table:table-cell table:style-name="ce45" office:value-type="string">
            <text:p>2955:51</text:p>
          </table:table-cell>
          <table:table-cell table:style-name="ce62" table:formula="of:=IF([.$G111] = 0; &quot;N/A&quot;; [.$G111] - [.$H$5])" office:value-type="time" office:time-value="PT208H19M00S">
            <text:p>208:19:00</text:p>
          </table:table-cell>
          <table:table-cell table:style-name="ce69" table:formula="of:=IF([.$F111] = 0; &quot;N/A&quot;; [.$F11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oduszki (lordy) mocowania silnik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5555:00</text:p>
          </table:table-cell>
          <table:table-cell table:style-name="ce22"/>
          <table:table-cell table:style-name="ce45" office:value-type="string">
            <text:p>6755:00</text:p>
          </table:table-cell>
          <table:table-cell table:style-name="ce62" table:formula="of:=IF([.$G112] = 0; &quot;N/A&quot;; [.$G112] - [.$H$5])" office:value-type="time" office:time-value="PT4007H28M00S">
            <text:p>4007:28:00</text:p>
          </table:table-cell>
          <table:table-cell table:style-name="ce69" table:formula="of:=IF([.$F112] = 0; &quot;N/A&quot;; [.$F11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lnik GO-300-E s/n 12634-1-C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 lat / 1200 h</text:p>
          </table:table-cell>
          <table:table-cell table:style-name="ce48" office:value-type="string">
            <text:p>18.06.2008/</text:p>
            <text:p>5555:00</text:p>
          </table:table-cell>
          <table:table-cell table:style-name="ce54" office:value-type="date" office:date-value="2020-06-17">
            <text:p>17.06.2020</text:p>
          </table:table-cell>
          <table:table-cell table:style-name="ce45" office:value-type="string">
            <text:p>6755:00</text:p>
          </table:table-cell>
          <table:table-cell table:style-name="ce62" table:formula="of:=IF([.$G113] = 0; &quot;N/A&quot;; [.$G113] - [.$H$5])" office:value-type="time" office:time-value="PT4007H28M00S">
            <text:p>4007:28:00</text:p>
          </table:table-cell>
          <table:table-cell table:style-name="ce69" table:formula="of:=IF([.$F113] = 0; &quot;N/A&quot;; [.$F113]-[.$H$3])" office:value-type="float" office:value="1548">
            <text:p>1548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Iskrownik prawy: SLICK 6367 s/n 08071166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4] = 0; &quot;N/A&quot;; [.$G114] - [.$H$5])" office:value-type="time" office:time-value="PT432H48M00S">
            <text:p>432:48:00</text:p>
          </table:table-cell>
          <table:table-cell table:style-name="ce69" table:formula="of:=IF([.$F114] = 0; &quot;N/A&quot;; [.$F1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Iskrownik lewy: SLICK 6367 s/n 0807116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5] = 0; &quot;N/A&quot;; [.$G115] - [.$H$5])" office:value-type="time" office:time-value="PT432H48M00S">
            <text:p>432:48:00</text:p>
          </table:table-cell>
          <table:table-cell table:style-name="ce69" table:formula="of:=IF([.$F115] = 0; &quot;N/A&quot;; [.$F11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Rozrusznik DELCO-REMY 1109884 s/n 571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6] = 0; &quot;N/A&quot;; [.$G116] - [.$H$5])" office:value-type="time" office:time-value="PT638H28M00S">
            <text:p>638:28:00</text:p>
          </table:table-cell>
          <table:table-cell table:style-name="ce69" table:formula="of:=IF([.$F116] = 0; &quot;N/A&quot;; [.$F1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Alternator DOFF 10300FR s/n H07302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7] = 0; &quot;N/A&quot;; [.$G117] - [.$H$5])" office:value-type="time" office:time-value="PT638H28M00S">
            <text:p>638:28:00</text:p>
          </table:table-cell>
          <table:table-cell table:style-name="ce69" table:formula="of:=IF([.$F117] = 0; &quot;N/A&quot;; [.$F1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Gaźnik MA-4-5 10-4171 s/n L-12-39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0 lat / 1200 h</text:p>
          </table:table-cell>
          <table:table-cell table:style-name="ce45" office:value-type="string">
            <text:p>18.06.2008/</text:p>
            <text:p>2186.00</text:p>
          </table:table-cell>
          <table:table-cell table:style-name="ce54" office:value-type="date" office:date-value="2018-08-17">
            <text:p>17.08.2018</text:p>
          </table:table-cell>
          <table:table-cell table:style-name="ce45" office:value-type="string">
            <text:p>3386:00</text:p>
          </table:table-cell>
          <table:table-cell table:style-name="ce62" table:formula="of:=IF([.$G118] = 0; &quot;N/A&quot;; [.$G118] - [.$H$5])" office:value-type="time" office:time-value="PT638H28M00S">
            <text:p>638:28:00</text:p>
          </table:table-cell>
          <table:table-cell table:style-name="ce69" table:formula="of:=IF([.$F118] = 0; &quot;N/A&quot;; [.$F118]-[.$H$3])" office:value-type="float" office:value="878">
            <text:p>878</text:p>
          </table:table-cell>
          <table:table-cell table:style-name="ce74" table:number-columns-repeated="1015"/>
        </table:table-row>
        <table:table-row table:style-name="ro6">
          <table:table-cell table:style-name="ce13" office:value-type="string" table:number-columns-spanned="7" table:number-rows-spanned="1">
            <text:p>ŚMIGŁO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5">
          <table:table-cell table:style-name="ce14" office:value-type="string">
            <text:p>Śmigło: McCauley 2A31C21-DE/84S</text:p>
          </table:table-cell>
          <table:table-cell table:style-name="ce27" office:value-type="string">
            <text:p><text:s/>Nr fabr. 697157</text:p>
          </table:table-cell>
          <table:table-cell table:style-name="ce27" office:value-type="string">
            <text:p>Rok budowy: 1973</text:p>
          </table:table-cell>
          <table:table-cell table:style-name="ce38" office:value-type="string" table:number-columns-spanned="2" table:number-rows-spanned="1">
            <text:p>Certyfikat typu: P-919</text:p>
          </table:table-cell>
          <table:covered-table-cell table:style-name="ce51"/>
          <table:table-cell table:style-name="ce27" office:value-type="string" table:number-columns-spanned="2" table:number-rows-spanned="1">
            <text:p>POT: TODO</text:p>
          </table:table-cell>
          <table:covered-table-cell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5" office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3" office:value-type="string">
            <text:p>Paczka obsługowa/SB/AD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Ident. Prac obsługowych </text:p>
          </table:table-cell>
          <table:table-cell table:style-name="ce39" office:value-type="string">
            <text:p>Data wykonania</text:p>
          </table:table-cell>
          <table:table-cell table:style-name="ce52" office:value-type="string">
            <text:p>Przy nalocie (FH)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2757:25</text:p>
          </table:table-cell>
          <table:table-cell table:style-name="ce62" table:formula="of:=IF([.$G123] = 0; &quot;N/A&quot;; [.$G123] - [.$H$5])" office:value-type="time" office:time-value="PT09H53M00S">
            <text:p>09:53:00</text:p>
          </table:table-cell>
          <table:table-cell table:style-name="ce69" table:formula="of:=IF([.$F123] = 0; &quot;N/A&quot;; [.$F1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24] = 0; &quot;N/A&quot;; [.$G124] - [.$H$5])" office:value-type="time" office:time-value="PT32H48M00S">
            <text:p>32:48:00</text:p>
          </table:table-cell>
          <table:table-cell table:style-name="ce69" table:formula="of:=IF([.$F124] = 0; &quot;N/A&quot;; [.$F1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25] = 0; &quot;N/A&quot;; [.$G125] - [.$H$5])" office:value-type="string" office:string-value="N/A">
            <text:p>N/A</text:p>
          </table:table-cell>
          <table:table-cell table:style-name="ce69" table:formula="of:=IF([.$F125] = 0; &quot;N/A&quot;; [.$F125]-[.$H$3])" office:value-type="float" office:value="58">
            <text:p>5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227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2-12-21">
            <text:p>21.12.2012</text:p>
          </table:table-cell>
          <table:table-cell table:style-name="ce45" office:value-type="string">
            <text:p>2431:36</text:p>
          </table:table-cell>
          <table:table-cell table:style-name="ce22"/>
          <table:table-cell table:style-name="ce45" office:value-type="string">
            <text:p>3607:21</text:p>
          </table:table-cell>
          <table:table-cell table:style-name="ce62" table:formula="of:=IF([.$G126] = 0; &quot;N/A&quot;; [.$G126] - [.$H$5])" office:value-type="time" office:time-value="PT859H49M00S">
            <text:p>859:49:00</text:p>
          </table:table-cell>
          <table:table-cell table:style-name="ce69" table:formula="of:=IF([.$F126] = 0; &quot;N/A&quot;; [.$F12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5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13" office:value-type="string">
            <text:p>Podzespół/część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Numer</text:p>
          </table:table-cell>
          <table:table-cell table:style-name="ce39" office:value-type="string">
            <text:p>Interwał</text:p>
          </table:table-cell>
          <table:table-cell table:style-name="ce52" office:value-type="string">
            <text:p>Wykonana</text:p>
            <text:p>Dnia/FH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6" office:value-type="string">
            <text:p>Śmigło: McCauley 2A31C21-DE/84S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S/133/2012</text:p>
          </table:table-cell>
          <table:table-cell table:style-name="ce34" office:value-type="string">
            <text:p>5 lat /1200 h</text:p>
          </table:table-cell>
          <table:table-cell table:style-name="ce45" office:value-type="string">
            <text:p>21.12.2012/</text:p>
            <text:p>2431.36</text:p>
          </table:table-cell>
          <table:table-cell table:style-name="ce54" office:value-type="date" office:date-value="2017-12-20">
            <text:p>20.12.2017</text:p>
          </table:table-cell>
          <table:table-cell table:style-name="ce45" office:value-type="string">
            <text:p>3631:36</text:p>
          </table:table-cell>
          <table:table-cell table:style-name="ce62" table:formula="of:=IF([.$G129] = 0; &quot;N/A&quot;; [.$G129] - [.$H$5])" office:value-type="time" office:time-value="PT884H04M00S">
            <text:p>884:04:00</text:p>
          </table:table-cell>
          <table:table-cell table:style-name="ce69" table:formula="of:=IF([.$F129] = 0; &quot;N/A&quot;; [.$F129]-[.$H$3])" office:value-type="float" office:value="638">
            <text:p>638</text:p>
          </table:table-cell>
          <table:table-cell table:style-name="ce74" table:number-columns-repeated="1015"/>
        </table:table-row>
        <table:table-row table:style-name="ro9" table:number-rows-repeated="37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/>
          <table:table-cell table:style-name="ce53"/>
          <table:table-cell table:style-name="ce65" table:number-columns-repeated="1017"/>
        </table:table-row>
        <table:table-row table:style-name="ro9" table:number-rows-repeated="41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7">
          <table:table-cell table:style-name="ce17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29">
          <table:table-cell table:style-name="ce18"/>
          <table:table-cell table:style-name="ce19" table:number-columns-repeated="2"/>
          <table:table-cell table:style-name="ce31"/>
          <table:table-cell table:style-name="ce42"/>
          <table:table-cell table:style-name="ce19" table:number-columns-repeated="2"/>
          <table:table-cell table:number-columns-repeated="1017"/>
        </table:table-row>
        <table:table-row table:style-name="ro9" table:number-rows-repeated="104833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22.03.2016</text:date>, <text:time>22:24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3-22T22:24:18</dc:date>
    <dc:creator>b l</dc:creator>
    <meta:editing-duration>P3DT1H51M11S</meta:editing-duration>
    <meta:editing-cycles>24</meta:editing-cycles>
    <meta:generator>OpenOffice/4.1.1$Unix OpenOffice.org_project/411m6$Build-9775</meta:generator>
    <meta:document-statistic meta:table-count="3" meta:cell-count="1035" meta:object-count="0"/>
    <meta:user-defined meta:name=""/>
  </office:meta>
</office:document-meta>
</file>